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fo:font-size="18pt" fo:font-weight="bold" officeooo:rsid="0002713b" officeooo:paragraph-rsid="000423cf" style:font-size-asian="18pt" style:font-weight-asian="bold" style:font-size-complex="18pt" style:font-weight-complex="bold"/>
    </style:style>
    <style:style style:name="P2" style:family="paragraph" style:parent-style-name="Text_20_body" style:list-style-name="L1">
      <style:text-properties fo:font-size="14pt" fo:font-weight="bold" officeooo:rsid="0002713b" officeooo:paragraph-rsid="000423cf" style:font-size-asian="14pt" style:font-weight-asian="bold" style:font-size-complex="14pt" style:font-weight-complex="bold"/>
    </style:style>
    <style:style style:name="P3" style:family="paragraph" style:parent-style-name="Text_20_body" style:list-style-name="L1">
      <style:text-properties fo:font-size="13pt" fo:font-weight="bold" officeooo:rsid="0002713b" officeooo:paragraph-rsid="000423cf" style:font-size-asian="13pt" style:font-weight-asian="bold" style:font-size-complex="13pt" style:font-weight-complex="bold"/>
    </style:style>
    <style:style style:name="P4" style:family="paragraph" style:parent-style-name="Text_20_body" style:list-style-name="L1">
      <style:text-properties fo:font-weight="bold" officeooo:rsid="0002713b" officeooo:paragraph-rsid="000423cf" style:font-weight-asian="bold" style:font-weight-complex="bold"/>
    </style:style>
    <style:style style:name="P5" style:family="paragraph" style:parent-style-name="Text_20_body" style:list-style-name="L1">
      <style:text-properties officeooo:paragraph-rsid="000423cf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Heading_20_3">
      <style:text-properties officeooo:paragraph-rsid="000423cf"/>
    </style:style>
    <style:style style:name="P9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">Edohub Academy – Data Science Department</text:p>
          <text:p text:style-name="P2">Group Work Assignment 1 . </text:p>
          <text:p text:style-name="P3">Submittion deadline: Before the end of today 8 PM</text:p>
          <text:p text:style-name="P4">Goal :</text:p>
        </text:list-header>
        <text:list-item>
          <text:p text:style-name="P5">Test core Python knowledge (data types, functions, loops, OOP, recursion, etc.)</text:p>
        </text:list-item>
        <text:list-item>
          <text:p text:style-name="P5">Encourage clean code, modularity, testing, and good coding practices</text:p>
        </text:list-item>
        <text:list-item>
          <text:p text:style-name="P5">Simulate real-world problem-solving</text:p>
        </text:list-item>
        <text:list-item>
          <text:p text:style-name="P5"><text:span text:style-name="Strong_20_Emphasis">Encourage collaboration in a team setting</text:span></text:p>
        </text:list-item>
      </text:list>
      <text:h text:style-name="Heading_20_2" text:outline-level="2"><text:span text:style-name="Strong_20_Emphasis">Group Project 2: Python Adventure Game (Text-based RPG)</text:span></text:h>
      <text:p text:style-name="Text_20_body"><text:span text:style-name="Strong_20_Emphasis">Project Title:</text:span> <text:span text:style-name="Source_20_Text">CodeQuest – Python Text Adventure Game</text:span></text:p>
      <text:p text:style-name="Text_20_body"><text:span text:style-name="Strong_20_Emphasis">Project Description:</text:span><text:line-break/>Create a terminal-based adventure game where the player moves through a world made of rooms, collects items, and battles creatures or solves puzzles.</text:p>
      <text:h text:style-name="Heading_20_3" text:outline-level="3">🛠 Features to Include:</text:h>
      <text:list text:style-name="L2">
        <text:list-item>
          <text:p text:style-name="P6">A player class with inventory and health</text:p>
        </text:list-item>
        <text:list-item>
          <text:p text:style-name="P6">Room classes with descriptions and possible actions</text:p>
        </text:list-item>
        <text:list-item>
          <text:p text:style-name="P6">Movement system (north/south/east/west)</text:p>
        </text:list-item>
        <text:list-item>
          <text:p text:style-name="P6">Item collection and use (e.g., healing potion, key)</text:p>
        </text:list-item>
        <text:list-item>
          <text:p text:style-name="P6">Simple combat system or decision-based challenges</text:p>
        </text:list-item>
        <text:list-item>
          <text:p text:style-name="P6">Saving/loading progress to/from file</text:p>
        </text:list-item>
      </text:list>
      <text:h text:style-name="Heading_20_3" text:outline-level="3">🔁 Concepts Practiced:</text:h>
      <text:list text:style-name="L3">
        <text:list-item>
          <text:p text:style-name="P7">Recursion (e.g., puzzles, room solving)</text:p>
        </text:list-item>
        <text:list-item>
          <text:p text:style-name="P7">Classes and Inheritance (Rooms, Items, Player)</text:p>
        </text:list-item>
        <text:list-item>
          <text:p text:style-name="P7">Dictionaries and Lists for world layout</text:p>
        </text:list-item>
        <text:list-item>
          <text:p text:style-name="P7">Lambda functions (e.g., item effects)</text:p>
        </text:list-item>
        <text:list-item>
          <text:p text:style-name="P7">Random module for challenges</text:p>
        </text:list-item>
      </text:list>
      <text:h text:style-name="P8" text:outline-level="3"><text:soft-page-break/>🧠 </text:h>
      <text:h text:style-name="P8" text:outline-level="3">Engineering Principles to Apply:</text:h>
      <text:list text:style-name="L4">
        <text:list-item>
          <text:p text:style-name="P9">OOP and Inheritance</text:p>
        </text:list-item>
        <text:list-item>
          <text:p text:style-name="P9">SOLID principles (especially Single Responsibility &amp; Open/Closed)</text:p>
        </text:list-item>
        <text:list-item>
          <text:p text:style-name="P9">Modular Programming (<text:span text:style-name="Source_20_Text">engine.py</text:span>, <text:span text:style-name="Source_20_Text">player.py</text:span>, <text:span text:style-name="Source_20_Text">items.py</text:span>, etc.)</text:p>
        </text:list-item>
        <text:list-item>
          <text:p text:style-name="P9">Version Control with Git</text:p>
        </text:list-item>
        <text:list-item>
          <text:p text:style-name="P9">TDD – at least 3 unit tests for key mechanics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11:27:09.327853400</meta:creation-date>
    <dc:date>2025-08-01T11:31:43.021966487</dc:date>
    <meta:editing-duration>PT4M35S</meta:editing-duration>
    <meta:editing-cycles>1</meta:editing-cycles>
    <meta:document-statistic meta:table-count="0" meta:image-count="0" meta:object-count="0" meta:page-count="2" meta:paragraph-count="31" meta:word-count="216" meta:character-count="1389" meta:non-whitespace-character-count="1223"/>
    <meta:generator>LibreOffice/24.8.7.2$Linux_X86_64 LibreOffice_project/480$Build-2</meta:generator>
  </office:meta>
</office:document-meta>
</file>